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76pt"/>
    </style:style>
    <style:style style:name="ro1" style:family="table-row">
      <style:table-row-properties style:row-height="36.96pt" fo:break-before="auto" style:use-optimal-row-height="fals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5.94pt" fo:break-before="auto" style:use-optimal-row-height="true"/>
    </style:style>
    <style:style style:name="ro4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wrap-option="wrap" fo:border="0.74pt solid #999999"/>
    </style:style>
    <style:style style:name="ce2" style:family="table-cell" style:parent-style-name="Default">
      <style:table-cell-properties fo:wrap-option="wrap" fo:border="0.74pt solid #999999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RECM</text:p>
          </table:table-cell>
          <table:table-cell table:style-name="ce1" office:value-type="string" calcext:value-type="string">
            <text:p>Normalidad</text:p>
          </table:table-cell>
          <table:table-cell table:style-name="ce1" office:value-type="string" calcext:value-type="string">
            <text:p>No auto-correlación</text:p>
          </table:table-cell>
          <table:table-cell table:style-name="ce1" office:value-type="string" calcext:value-type="string">
            <text:p>Parametros estables</text:p>
          </table:table-cell>
          <table:table-cell table:style-name="ce1" office:value-type="string" calcext:value-type="string">
            <text:p>Varianza constante</text:p>
          </table:table-cell>
          <table:table-cell table:style-name="ce1" office:value-type="string" calcext:value-type="string">
            <text:p>Media 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RIMA(0,1,1)(0,1,0)[12] </text:p>
            <text:p>Box Cox transformation: lambda= 2 </text:p>
          </table:table-cell>
          <table:table-cell table:style-name="ce2" office:value-type="float" office:value="4601.49" calcext:value-type="float">
            <text:p>4601.49</text:p>
          </table:table-cell>
          <table:table-cell table:style-name="ce2" office:value-type="float" office:value="429.0486" calcext:value-type="float">
            <text:p>429.0486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 calcext:value-type="string">
            <text:p>Regression with ARIMA(0,1,1)(0,1,0)[12] errors (outliers)</text:p>
            <text:p>Box Cox transformation: lambda= 2 </text:p>
          </table:table-cell>
          <table:table-cell table:style-name="ce2" office:value-type="float" office:value="4539.24" calcext:value-type="float">
            <text:p>4539.24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ARIMA(2,1,0)(0,1,0)[12] </text:p>
            <text:p>Box Cox transformation: lambda= 2 </text:p>
          </table:table-cell>
          <table:table-cell table:style-name="ce2" office:value-type="float" office:value="4607.78" calcext:value-type="float">
            <text:p>4607.78</text:p>
          </table:table-cell>
          <table:table-cell table:style-name="ce2" office:value-type="float" office:value="424.9401" calcext:value-type="float">
            <text:p>424.940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 calcext:value-type="string">
            <text:p>Regression with ARIMA(2,1,0)(0,1,0)[12] errors (outliers)</text:p>
            <text:p>Box Cox transformation: lambda= 2 </text:p>
          </table:table-cell>
          <table:table-cell table:style-name="ce2" office:value-type="float" office:value="4543.62" calcext:value-type="float">
            <text:p>4543.62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2" office:value-type="string" calcext:value-type="string">
            <text:p>ARIMA(1,0,0)(2,0,0)[12] with non-zero mean </text:p>
            <text:p>Box Cox transformation: lambda= 2 </text:p>
          </table:table-cell>
          <table:table-cell table:style-name="ce2" office:value-type="float" office:value="4963.8" calcext:value-type="float">
            <text:p>4963.8</text:p>
          </table:table-cell>
          <table:table-cell table:style-name="ce2" office:value-type="float" office:value="367.3052" calcext:value-type="float">
            <text:p>367.305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Regression with ARIMA(1,0,0)(2,0,0)[12] errors (outliers)</text:p>
            <text:p>Box Cox transformation: lambda= 2 </text:p>
          </table:table-cell>
          <table:table-cell table:style-name="ce2" office:value-type="float" office:value="4936.63" calcext:value-type="float">
            <text:p>4936.63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ARIMA(1,1,0)(2,1,0)[12] </text:p>
            <text:p>Box Cox transformation: lambda= 2 </text:p>
          </table:table-cell>
          <table:table-cell table:style-name="ce2" office:value-type="float" office:value="4565.51" calcext:value-type="float">
            <text:p>4565.51</text:p>
          </table:table-cell>
          <table:table-cell table:style-name="ce2" office:value-type="float" office:value="345.3897" calcext:value-type="float">
            <text:p>345.3897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2" office:value-type="string" calcext:value-type="string">
            <text:p>Regression with ARIMA(1,1,0)(2,1,0)[12] errors </text:p>
            <text:p>Box Cox transformation: lambda= 2 </text:p>
          </table:table-cell>
          <table:table-cell table:style-name="ce2" office:value-type="float" office:value="4528.52" calcext:value-type="float">
            <text:p>4528.52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 calcext:value-type="string">
            <text:p>ARIMA(1,1,0)(2,1,0)[12] </text:p>
            <text:p>Box Cox transformation: lambda= 3.172689 </text:p>
          </table:table-cell>
          <table:table-cell table:style-name="ce2" office:value-type="float" office:value="7410.35" calcext:value-type="float">
            <text:p>7410.35</text:p>
          </table:table-cell>
          <table:table-cell table:style-name="ce2" office:value-type="float" office:value="326.2036" calcext:value-type="float">
            <text:p>326.2036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number-columns-repeated="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1:29:57.153565434</meta:creation-date>
    <dc:date>2019-02-05T03:48:09.709179675</dc:date>
    <meta:editing-duration>PT1H55M13S</meta:editing-duration>
    <meta:editing-cycles>13</meta:editing-cycles>
    <meta:generator>LibreOffice/5.1.6.2$Linux_x86 LibreOffice_project/10m0$Build-2</meta:generator>
    <meta:document-statistic meta:table-count="1" meta:cell-count="47" meta:object-count="0"/>
  </office:meta>
</office:document-meta>
</file>